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87.489">
            <text:p>87.489</text:p>
          </table:table-cell>
          <table:table-cell office:value-type="float" office:value="4000">
            <text:p>400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table:formula="of:=1/[.A1]" office:value-type="float" office:value="0.0114300083439061">
            <text:p>0.0114300083</text:p>
          </table:table-cell>
          <table:table-cell table:formula="of:=1/[.B1]" office:value-type="float" office:value="0.0114300083439061">
            <text:p>0.0114300083</text:p>
          </table:table-cell>
          <table:table-cell table:formula="of:=1/[.C1]" office:value-type="float" office:value="0.00025">
            <text:p>0.00025</text:p>
          </table:table-cell>
          <table:table-cell table:formula="of:=1/[.D1]" office:value-type="float" office:value="0.00238095238095238">
            <text:p>0.0023809524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number-columns-repeated="2"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formula="of:=SQRT(2*[.A4]*[.A2])" office:value-type="float" office:value="4.27644868439337">
            <text:p>4.2764486844</text:p>
          </table:table-cell>
          <table:table-cell table:formula="of:=SQRT(2*[.B4]*[.B2])" office:value-type="float" office:value="4.27644868439337">
            <text:p>4.2764486844</text:p>
          </table:table-cell>
          <table:table-cell table:formula="of:=SQRT(2*[.C4]*[.C2])" office:value-type="float" office:value="0.0866025403784439">
            <text:p>0.0866025404</text:p>
          </table:table-cell>
          <table:table-cell table:formula="of:=SQRT(2*[.D4]*[.D2])" office:value-type="float" office:value="2.18217890235992">
            <text:p>2.182178902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06-19T17:06:16</meta:creation-date>
    <dc:date>2014-06-19T17:22:46</dc:date>
    <dc:creator>Adrian Bowyer</dc:creator>
    <meta:editing-duration>PT1M20S</meta:editing-duration>
    <meta:editing-cycles>1</meta:editing-cycles>
    <meta:document-statistic meta:table-count="3" meta:cell-count="16" meta:object-count="0"/>
    <meta:generator>LibreOffice/3.5$Linux_X86_64 LibreOffice_project/350m1$Build-2</meta:generator>
  </office:meta>
</office:document-meta>
</file>